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2T11:03:40.153242900</meta:creation-date>
    <dc:date>2021-02-12T11:03:51.670786592</dc:date>
    <meta:editing-duration>PT13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7.2.0.0.alpha0$Linux_X86_64 LibreOffice_project/0ddacde43b743d7793cc9b255b3270a159a5c6c7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36cm" svg:y="3.702cm" style:legend-expansion="high" chart:style-name="ch2"/>
        <chart:plot-area chart:style-name="ch3" chart:data-source-has-labels="row" svg:x="0.319cm" svg:y="0.179cm" svg:width="13.098cm" svg:height="8.641cm">
          <chart:coordinate-region svg:x="0.755cm" svg:y="0.379cm" svg:width="12.66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Dev/7.2.0.0.alpha0$Linux_X86_64 LibreOffice_project/0ddacde43b743d7793cc9b255b3270a159a5c6c7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